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style:use-window-font-color="true" style:font-name="Times New Roman" style:text-underline-style="none" style:font-name-complex="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obert Ritchie</text:p>
      <text:p text:style-name="Standard">Scott Wagar</text:p>
      <text:p text:style-name="Standard">Eng 225H</text:p>
      <text:p text:style-name="Standard">10 December 2015</text:p>
      <text:p text:style-name="P1">Genre Participation Project Part 3</text:p>
      <text:p text:style-name="Standard"><text:tab/>The project that I learned the most from doing was the Discourse Community Analysis Project. Not only because I learned about how discourse communities function, but also because I was able to do it over a community I was unfamiliar with centered around a music genre I knew little about. Since I wrote about a sub-reddit, it took a little bit extra thought as to how some of the normal aspects of discourse communities applied, but with enough thought it definitely qualified. I enjoyed trying to prove that it was a discourse community. I got a few comments from peers saying that they were skeptical about it until they finished reading my essay. I also felt like I got to do something original with the project, unlike many other school projects. In my essay I talked about the changes that newer online discourse communities have brought forth such as: “<text:span text:style-name="T1">Anonymity plays a role in online discourse as well. Unless someone is a well known member of the community, they have almost no extrinsic ethos coming into a conversation.</text:span>” This part was especially enjoyable because I got to think about what set the community apart from others rather than trying to qualify it according to a set definition. </text:p>
      <text:p text:style-name="Standard"><text:tab/>My understanding and use of rhetoric has improved considerably this semester. I already studied rhetoric a fair amount in high school, but I never got to consider it in a non-academic environment. Perhaps the most important thing about rhetoric I learned is that it is not just a tool used in speeches and public speaking, but the way in which an argument is made. In my Major American Authors class, I got to put these ideas, and some ideas about genre, to use. In all academic writing about literature, it is essentially a requirement to cite other scholarly work to support your own, a standard of the genre. I had to rely on at least two outside sources to prove my point in each essay, I picked works that fit well with mine and had similar opinions in order to prove my extrinsic ethos. I also had to be careful to appeal to logos by making solid inferences from the texts we covered. </text:p>
      <text:p text:style-name="Standard"><text:tab/>This class taught me a lot about how I should view the goals of my writing. Apart from the specific rhetoric I use in my writing, I now think about my writing in terms of genre more. I feel that my genre analysis project helped a lot with this. Since I chose to do an electronic genre, the lack of lyrics made it fairly difficult. I had to focus a lot on the music, which I am not particularly skilled at, but I also had to think about what lacking other more standard aspects of music meant for the genre. It forced me to think fairly hard about the genre instead of looking at the superficial level. I've taken this and applied it to my other classes as well. In Major American Authors the genre is what I call literary analysis. Most people learn how to write in this genre in high school, but now I have a way to group the expectations of the genre in my mind which has allowed me to make my writing more suitable for the genre. I even got to apply this concept in my math class, Intro to Proofs and Linear Algebra. There are technically many correct ways to write a proof, but there are certain methods mathematicians are expected to adhere to. For example, I had to prove the statement “If a and b are odd integers, then ab is odd.” Since this is an “if then” statement, it is expected that the first line of my proof will start “Suppose a and b are odd integers.” There are many other expectations in the mathematical proof genre that I learned about as well. </text:p>
      <text:p text:style-name="Standard"><text:tab/>The first part of the Genre Participation project was my favorite to write. I have never gotten the opportunity to write anything informal before this class, let alone to write a creative piece. It was another chance for me to use my knowledge about genre to make my writing better. I did it over one of my favorite musicians, TheFatRat. I got to really explore his story and his music more. In the section of my piece where I talk about what makes his music so incredible, it allowed me to really dive into why I like his music and share it. I really enjoyed being able to write about something that I like so much and being able to do it in a new style to me. This style of more informal writing to be published is much more open to work with than the literary analysis I am used 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2-09T19:42:09.89</meta:creation-date>
    <dc:date>2015-12-10T14:50:21.78</dc:date>
    <dc:creator>Robert Ritchie</dc:creator>
    <meta:editing-duration>PT2H3M40S</meta:editing-duration>
    <meta:editing-cycles>4</meta:editing-cycles>
    <meta:generator>OpenOffice/4.1.1$Win32 OpenOffice.org_project/411m6$Build-9775</meta:generator>
    <meta:document-statistic meta:table-count="0" meta:image-count="0" meta:object-count="0" meta:page-count="1" meta:paragraph-count="9" meta:word-count="817" meta:character-count="4432"/>
  </office:meta>
</office:document-meta>
</file>